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99ccff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-color="#ff6633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2cm" draw:marker-start-width="0.427cm" draw:marker-end="Arrowheads_20_1" draw:marker-end-width="0.8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width="0.152cm" svg:stroke-color="#000000" draw:marker-start-width="0.427cm" draw:marker-end-width="0.427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6633" fo:font-family="'Bitstream Vera Sans'" style:font-pitch="variable" fo:font-size="16pt" fo:font-weight="bold"/>
    </style:style>
    <style:style style:name="P2" style:family="paragraph">
      <style:paragraph-properties fo:text-align="center"/>
      <style:text-properties fo:color="#ffffcc" fo:font-family="'Bitstream Vera Sans'" style:font-pitch="variable" fo:font-size="1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Bitstream Vera Sans'" style:font-family-generic="swiss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family="'Bitstream Vera Sans'" style:font-family-generic="swiss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1.815cm" svg:height="1.817cm" svg:x="3.105cm" svg:y="3.727cm">
          <text:p/>
        </draw:ellipse>
        <draw:rect draw:style-name="gr2" draw:text-style-name="P2" draw:layer="layout" svg:width="1.852cm" svg:height="1.852cm" svg:x="9.997cm" svg:y="3.71cm">
          <text:p/>
        </draw:rect>
        <draw:line draw:style-name="gr3" draw:text-style-name="P3" draw:layer="layout" svg:x1="4.94cm" svg:y1="4.662cm" svg:x2="9.965cm" svg:y2="4.662cm">
          <text:p/>
        </draw:line>
        <draw:ellipse draw:style-name="gr1" draw:text-style-name="P1" draw:layer="layout" svg:width="1.815cm" svg:height="1.817cm" svg:x="3.105cm" svg:y="3.727cm">
          <text:p/>
        </draw:ellipse>
        <draw:rect draw:style-name="gr2" draw:text-style-name="P2" draw:layer="layout" svg:width="1.852cm" svg:height="1.852cm" svg:x="9.997cm" svg:y="3.71cm">
          <text:p/>
        </draw:rect>
        <draw:line draw:style-name="gr3" draw:text-style-name="P3" draw:layer="layout" svg:x1="4.94cm" svg:y1="4.662cm" svg:x2="9.965cm" svg:y2="4.662cm">
          <text:p/>
        </draw:line>
        <draw:ellipse draw:style-name="gr1" draw:text-style-name="P1" draw:layer="layout" svg:width="1.815cm" svg:height="1.817cm" svg:x="15.316cm" svg:y="3.722cm">
          <text:p/>
        </draw:ellipse>
        <draw:rect draw:style-name="gr2" draw:text-style-name="P2" draw:layer="layout" svg:width="1.852cm" svg:height="1.852cm" svg:x="22.208cm" svg:y="3.705cm">
          <text:p/>
        </draw:rect>
        <draw:line draw:style-name="gr3" draw:text-style-name="P3" draw:layer="layout" svg:x1="17.151cm" svg:y1="4.657cm" svg:x2="22.176cm" svg:y2="4.657cm">
          <text:p/>
        </draw:line>
        <draw:rect draw:style-name="gr2" draw:text-style-name="P2" draw:layer="layout" svg:width="1.852cm" svg:height="1.852cm" svg:x="22.208cm" svg:y="6.241cm">
          <text:p/>
        </draw:rect>
        <draw:rect draw:style-name="gr2" draw:text-style-name="P2" draw:layer="layout" svg:width="1.852cm" svg:height="1.852cm" svg:x="22.208cm" svg:y="1.17cm">
          <text:p/>
        </draw:rect>
        <draw:line draw:style-name="gr3" draw:text-style-name="P3" draw:layer="layout" svg:x1="17.125cm" svg:y1="4.651cm" svg:x2="22.177cm" svg:y2="2.122cm">
          <text:p/>
        </draw:line>
        <draw:line draw:style-name="gr3" draw:text-style-name="P3" draw:layer="layout" svg:x1="17.152cm" svg:y1="4.624cm" svg:x2="22.177cm" svg:y2="7.192cm">
          <text:p/>
        </draw:line>
        <draw:ellipse draw:style-name="gr1" draw:text-style-name="P1" draw:layer="layout" svg:width="1.815cm" svg:height="1.817cm" svg:x="3.105cm" svg:y="13.68cm">
          <text:p/>
        </draw:ellipse>
        <draw:rect draw:style-name="gr2" draw:text-style-name="P2" draw:layer="layout" svg:width="1.852cm" svg:height="1.852cm" svg:x="9.997cm" svg:y="13.663cm">
          <text:p/>
        </draw:rect>
        <draw:line draw:style-name="gr3" draw:text-style-name="P3" draw:layer="layout" svg:x1="4.94cm" svg:y1="14.615cm" svg:x2="9.965cm" svg:y2="14.615cm">
          <text:p/>
        </draw:line>
        <draw:ellipse draw:style-name="gr1" draw:text-style-name="P1" draw:layer="layout" svg:width="1.815cm" svg:height="1.817cm" svg:x="3.105cm" svg:y="15.995cm">
          <text:p/>
        </draw:ellipse>
        <draw:ellipse draw:style-name="gr1" draw:text-style-name="P1" draw:layer="layout" svg:width="1.815cm" svg:height="1.817cm" svg:x="3.105cm" svg:y="11.365cm">
          <text:p/>
        </draw:ellipse>
        <draw:line draw:style-name="gr3" draw:text-style-name="P3" draw:layer="layout" svg:x1="4.941cm" svg:y1="12.3cm" svg:x2="9.883cm" svg:y2="14.122cm">
          <text:p/>
        </draw:line>
        <draw:line draw:style-name="gr3" draw:text-style-name="P3" draw:layer="layout" svg:x1="4.941cm" svg:y1="16.93cm" svg:x2="9.883cm" svg:y2="15.068cm">
          <text:p/>
        </draw:line>
        <draw:rect draw:style-name="gr2" draw:text-style-name="P2" draw:layer="layout" svg:width="1.852cm" svg:height="1.852cm" svg:x="22.062cm" svg:y="13.583cm">
          <text:p/>
        </draw:rect>
        <draw:ellipse draw:style-name="gr1" draw:text-style-name="P1" draw:layer="layout" svg:width="1.815cm" svg:height="1.817cm" svg:x="15.17cm" svg:y="15.915cm">
          <text:p/>
        </draw:ellipse>
        <draw:ellipse draw:style-name="gr1" draw:text-style-name="P1" draw:layer="layout" svg:width="1.815cm" svg:height="1.817cm" svg:x="15.17cm" svg:y="11.285cm">
          <text:p/>
        </draw:ellipse>
        <draw:line draw:style-name="gr3" draw:text-style-name="P3" draw:layer="layout" svg:x1="17.006cm" svg:y1="12.22cm" svg:x2="21.975cm" svg:y2="12.233cm">
          <text:p/>
        </draw:line>
        <draw:line draw:style-name="gr3" draw:text-style-name="P3" draw:layer="layout" svg:x1="17.087cm" svg:y1="16.85cm" svg:x2="22.002cm" svg:y2="16.851cm">
          <text:p/>
        </draw:line>
        <draw:rect draw:style-name="gr2" draw:text-style-name="P2" draw:layer="layout" svg:width="1.852cm" svg:height="1.852cm" svg:x="22.062cm" svg:y="15.898cm">
          <text:p/>
        </draw:rect>
        <draw:rect draw:style-name="gr2" draw:text-style-name="P2" draw:layer="layout" svg:width="1.852cm" svg:height="1.852cm" svg:x="22.062cm" svg:y="11.268cm">
          <text:p/>
        </draw:rect>
        <draw:line draw:style-name="gr3" draw:text-style-name="P3" draw:layer="layout" svg:x1="17.088cm" svg:y1="16.851cm" svg:x2="21.893cm" svg:y2="15.069cm">
          <text:p/>
        </draw:line>
        <draw:line draw:style-name="gr3" draw:text-style-name="P3" draw:layer="layout" svg:x1="17.006cm" svg:y1="12.22cm" svg:x2="21.894cm" svg:y2="14.042cm">
          <text:p/>
        </draw:line>
        <draw:frame draw:style-name="gr4" draw:text-style-name="P4" draw:layer="layout" svg:width="1.692cm" svg:height="1.072cm" svg:x="6.28cm" svg:y="8.49cm">
          <draw:text-box>
            <text:p text:style-name="P4"><text:span text:style-name="T1">(A)</text:span></text:p>
          </draw:text-box>
        </draw:frame>
        <draw:frame draw:style-name="gr4" draw:text-style-name="P4" draw:layer="layout" svg:width="1.683cm" svg:height="1.072cm" svg:x="18.345cm" svg:y="8.488cm">
          <draw:text-box>
            <text:p text:style-name="P4"><text:span text:style-name="T1">(B)</text:span></text:p>
          </draw:text-box>
        </draw:frame>
        <draw:frame draw:style-name="gr4" draw:text-style-name="P4" draw:layer="layout" svg:width="1.666cm" svg:height="1.072cm" svg:x="6.28cm" svg:y="17.915cm">
          <draw:text-box>
            <text:p text:style-name="P4"><text:span text:style-name="T1">(C)</text:span></text:p>
          </draw:text-box>
        </draw:frame>
        <draw:frame draw:style-name="gr4" draw:text-style-name="P4" draw:layer="layout" svg:width="1.734cm" svg:height="1.072cm" svg:x="18.98cm" svg:y="18.115cm">
          <draw:text-box>
            <text:p text:style-name="P4"><text:span text:style-name="T1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Niels Drost</meta:initial-creator>
    <meta:creation-date>2007-11-09T15:13:57</meta:creation-date>
    <dc:creator>Niels Drost</dc:creator>
    <dc:date>2007-11-09T15:18:48</dc:date>
    <meta:editing-cycles>2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